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ssurance dont faisait preuve Alice commençait à rassurer le blondin. Celui-ci la laissa terminer les réponses à sa première vague de questions avec une patience qu'on n'avait pas l'habitude de lui voir. Ses yeux olives rivés dans ceux de la jeune femme, Edward buvait avidement ses paroles, essayant de faire au mieux pour retenir le maximum d'informations qu'il pouvait. Apparemment, c'était le sort de chaque contractant de se dévouer à combattre les Ombres. Ce n'était pas ce principe en lui-même qui posait question au garçon, mais bien sa capacité à le mettre en application. Cependant, la directrice de la Nightray ne semblait pas avoir de doute à ce sujet, sous réserve qu'Edward suive un entraînement approprié. Sa dernière réflexion lui arracha un rictus alors que le souvenir de sa macabre découverte lui remontait en mémoire.</text:p>
      <text:p text:style-name="Standard"/>
      <text:p text:style-name="Standard">-J'ai quelques doutes là-dessus. Alors vous allez m'entraîner ? Comment on tue une Ombre, au juste ? Il me faudrait une arme, non ? Genre un pistolet ou un truc du genre...</text:p>
      <text:p text:style-name="Standard"/>
      <text:p text:style-name="Standard">Oubliant toutes ses considérations sur le fait de ne pas poser trop de questions sur trop de sujets en même temps, l'esprit d'Edward s'emballa quelque peu. Chaque réponse que lui donnait Alice soulevait son propre lot de nouvelles questions. Cette immense base, et maintenant Alice qui lui parlait de grades, cela laissait énormément penser à une grande organisation. Ca n'était pas vraiment ce que le garçon s'était imaginé lorsque la jeune femme avait abordé le sujet. Lui voyait plus une bande de justiciers masqués travaillant dans l'ombre, chacun de son côté. C'était à la fois réconfortant de se dire qu'il ne risquait du coup pas de se retrouver trop livré à lui-même, et à la fois un peu effrayant d'imaginer qu'une telle organisation puisse exister à l'insu de tous.</text:p>
      <text:p text:style-name="Standard"/>
      <text:p text:style-name="Standard">-A quoi ça sert les grades ? Et du coup c'est le petit chat de tout à l'heure le chef ? C'est lui qui donne les ord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03T23:14:44.98</meta:creation-date>
    <dc:date>2017-07-10T14:58:56.98</dc:date>
    <meta:editing-duration>PT11H56M13S</meta:editing-duration>
    <meta:editing-cycles>380</meta:editing-cycles>
    <meta:generator>OpenOffice/4.1.3$Win32 OpenOffice.org_project/413m1$Build-9783</meta:generator>
    <meta:document-statistic meta:table-count="0" meta:image-count="0" meta:object-count="0" meta:page-count="1" meta:paragraph-count="4" meta:word-count="324" meta:character-count="1906"/>
  </office:meta>
</office:document-meta>
</file>